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 fo:font-size="12pt" style:font-size-asian="12pt" style:font-size-complex="12pt"/>
    </style:style>
    <style:style style:name="P2" style:family="paragraph" style:parent-style-name="Preformatted_20_Text">
      <style:text-properties style:font-name="Calibri" fo:font-size="12pt" officeooo:rsid="0000ca86" officeooo:paragraph-rsid="0000ca86" style:font-size-asian="12pt" style:font-size-complex="12pt"/>
    </style:style>
    <style:style style:name="T1" style:family="text">
      <style:text-properties officeooo:rsid="0000ca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c3b"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color="#006c3b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3">Binary message.</text:span></text:p>
      <text:p text:style-name="P2"/>
      <text:p text:style-name="P1"><text:span text:style-name="T1">message</text:span> structure: <text:s/>[header, user_data, tail]</text:p>
      <text:p text:style-name="P1"/>
      <text:p text:style-name="P1">header = </text:p>
      <text:p text:style-name="P1">[ <text:s text:c="4"/>byte 1 <text:s text:c="10"/>| <text:s text:c="3"/>byte 2 <text:s text:c="13"/>| <text:s text:c="5"/>byte 3 <text:s text:c="7"/>| <text:s text:c="6"/>byte 4 <text:s text:c="9"/>]</text:p>
      <text:p text:style-name="P1">[ <text:s/>msg_size LSB <text:s/>| <text:s/>msg_size <text:s/>MSB | <text:s text:c="2"/>flags 8bit <text:s text:c="4"/>| <text:s text:c="3"/>cmdID 8bit <text:s text:c="4"/>]</text:p>
      <text:p text:style-name="P1"/>
      <text:p text:style-name="P1">message size (<text:span text:style-name="T2">msg_size</text:span>) includes size of header, user_data and tail.</text:p>
      <text:p text:style-name="P1"><text:span text:style-name="T2">cmdID</text:span>=0x00 is special echo command and should not be used.</text:p>
      <text:p text:style-name="P1"/>
      <text:p text:style-name="P1"><text:span text:style-name="T2">flags</text:span>: </text:p>
      <text:p text:style-name="P1">[ <text:s text:c="4"/>bit 8 <text:s text:c="8"/>| <text:s text:c="7"/>bit 7 <text:s text:c="7"/>| <text:s text:c="7"/>bit 6 <text:s text:c="13"/>| <text:s text:c="6"/>bit 5 <text:s text:c="9"/>]</text:p>
      <text:p text:style-name="P1">[ <text:s text:c="3"/>reserved <text:s/>| <text:s text:c="5"/>reserved <text:s text:c="2"/>| <text:s text:c="5"/>reserved <text:s text:c="7"/>| <text:s text:c="5"/>reserved <text:s text:c="3"/>]</text:p>
      <text:p text:style-name="P1"/>
      <text:p text:style-name="P1">[ <text:s text:c="4"/>bit 4 <text:s text:c="8"/>| <text:s text:c="15"/>bit 3 <text:s text:c="10"/>| <text:s text:c="24"/>bit 2 <text:s text:c="17"/>| <text:s text:c="16"/>bit 1 <text:s text:c="13"/>]</text:p>
      <text:p text:style-name="P1">[ <text:s text:c="2"/>reserved <text:s text:c="2"/>| INTEGRITY_STAMP | <text:s/>SUPPRESS_REPLY_HEADER | <text:s/>EXTANDED_HEADER ]</text:p>
      <text:p text:style-name="P1"/>
      <text:p text:style-name="P1">EXTANDED_HEADER : <text:s/>should be 0 for now.</text:p>
      <text:p text:style-name="P1"/>
      <text:p text:style-name="P1">SUPPRESS_REPLY_HEADER:</text:p>
      <text:p text:style-name="P1">if 0:</text:p>
      <text:p text:style-name="P1"><text:s text:c="2"/>reply will include header: [header, data]. this is recommended option.</text:p>
      <text:p text:style-name="P1">if 1:</text:p>
      <text:p text:style-name="P1"><text:s text:c="2"/>no header inserted in reply. <text:s text:c="2"/>reply structure: [data]</text:p>
      <text:p text:style-name="P1"/>
      <text:p text:style-name="P1">INTEGRITY_STAMP:</text:p>
      <text:p text:style-name="P1">if 0:</text:p>
      <text:p text:style-name="P1"><text:s text:c="2"/>tail will not include integrity stamp.</text:p>
      <text:p text:style-name="P1">if 1:</text:p>
      <text:p text:style-name="P1"><text:s text:c="2"/>tail will include 4 bytes to check message integrity: 0x1a 0x2a 0x3a 0x4a</text:p>
      <text:p text:style-name="P1"/>
      <text:p text:style-name="P1"/>
      <text:p text:style-name="P2">2. <text:span text:style-name="T4">Reply</text:span></text:p>
      <text:p text:style-name="P1">reply syntax: <text:s/>[header, data]</text:p>
      <text:p text:style-name="P1"/>
      <text:p text:style-name="P1">header = </text:p>
      <text:p text:style-name="P1">[ <text:s text:c="7"/>byte 1 <text:s text:c="8"/>| <text:s text:c="3"/>byte 2 <text:s text:c="12"/>| <text:s text:c="5"/>byte 3 <text:s text:c="5"/>| <text:s text:c="9"/>byte 4 <text:s text:c="6"/>]</text:p>
      <text:p text:style-name="P1">[ <text:s/><text:span text:style-name="T2">msg_size</text:span> LSB <text:s/>| <text:s/>msg_size <text:s/>MSB | <text:s text:c="6"/>0x00 <text:s text:c="6"/>| <text:s text:c="3"/>replyStatus <text:s text:c="3"/>]</text:p>
      <text:p text:style-name="P1"/>
      <text:p text:style-name="P1">message size (<text:span text:style-name="T2">msg_size</text:span>) includes size of header and data.</text:p>
      <text:p text:style-name="P1"/>
      <text:p text:style-name="P1">replyStatus :</text:p>
      <text:p text:style-name="P1"><text:s text:c="2"/>0x00 <text:s/>- NO ERROR</text:p>
      <text:p text:style-name="P1"><text:s text:c="2"/>0x01 <text:s/>- command not found</text:p>
      <text:p text:style-name="P1"><text:s text:c="2"/>0x02 <text:s/>- test of integrity stamp failed</text:p>
      <text:p text:style-name="P1"><text:s text:c="2"/>0x03 <text:s/>- message length is too l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17in" fo:margin-bottom="0.4583in" fo:margin-left="0.4752in" fo:margin-right="0.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21-07-24T21:05:38.392000000</dc:date>
    <meta:editing-duration>PT10M49S</meta:editing-duration>
    <meta:editing-cycles>2</meta:editing-cycles>
    <meta:document-statistic meta:table-count="0" meta:image-count="0" meta:object-count="0" meta:page-count="1" meta:paragraph-count="34" meta:word-count="221" meta:character-count="1504" meta:non-whitespace-character-count="933"/>
  </office:meta>
</office:document-meta>
</file>